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left" draw:textarea-vertical-align="middle" draw:auto-grow-height="false" fo:min-height="3.74cm" fo:min-width="6.05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3.346cm" fo:min-width="3cm"/>
    </style:style>
    <style:style style:name="gr3" style:family="graphic" style:parent-style-name="Object_20_with_20_no_20_fill_20_and_20_no_20_line">
      <style:graphic-properties draw:fill-color="#ffffcc" draw:textarea-vertical-align="middle" draw:ole-draw-aspect="1" style:protect="siz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2.05cm" fo:min-width="4.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.65cm" fo:min-width="1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0.65cm" fo:min-width="0.594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0.65cm" fo:min-width="1.5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1.95cm" fo:min-width="3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.65cm" fo:min-width="2.6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1.05cm" fo:min-width="8.284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.65cm" fo:min-width="2.6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2.45cm" fo:min-width="3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1.05cm" fo:min-width="10.35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2.85cm" fo:min-width="3.162cm"/>
    </style:style>
    <style:style style:name="gr17" style:family="graphic" style:parent-style-name="standard">
      <style:graphic-properties draw:fill-color="#ffffcc" draw:textarea-horizontal-align="center" draw:textarea-vertical-align="top" draw:auto-grow-height="false" fo:min-height="2.25cm" fo:min-width="2.8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0.65cm" fo:min-width="2.9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1.65cm" fo:min-width="3cm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 fo:min-height="1.25cm" fo:min-width="8.6cm"/>
    </style:style>
    <style:style style:name="gr21" style:family="graphic" style:parent-style-name="standard">
      <style:graphic-properties draw:fill-color="#ffffcc" draw:textarea-horizontal-align="justify" draw:textarea-vertical-align="middle" draw:auto-grow-height="false" fo:min-height="3.15cm" fo:min-width="5.922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3.45cm" fo:min-width="3.1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6.35cm" fo:min-width="3.3cm"/>
    </style:style>
    <style:style style:name="gr24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cc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55cm" svg:height="3.99cm" svg:x="1.19cm" svg:y="0.5cm">
          <text:p text:style-name="P1"><text:span text:style-name="T1">Initial fields</text:span></text:p>
          <text:p text:style-name="P1"><text:span text:style-name="T1">[-NbC;NC]</text:span></text:p>
          <text:p text:style-name="P1"><text:span text:style-name="T1">and</text:span></text:p>
          <text:p text:style-name="P1"><text:span text:style-name="T1"><text:s/></text:span><text:span text:style-name="T1">fluxes</text:span></text:p>
          <text:p text:style-name="P1"><text:span text:style-name="T1">[1;NC]: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cm" svg:height="3.596cm" svg:x="16.34cm" svg:y="0.494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08cm" svg:height="3.575cm" svg:x="16.433cm" svg:y="0.4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3" draw:layer="layout" svg:width="5.2cm" svg:height="2.3cm" svg:x="10.44cm" svg:y="0.49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864cm" svg:height="2.128cm" svg:x="10.7cm" svg:y="0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6" draw:text-style-name="P4" draw:layer="layout" svg:x1="16.34cm" svg:y1="3.59cm" svg:x2="15.64cm" svg:y2="3.59cm">
          <text:p/>
        </draw:line>
        <draw:line draw:style-name="gr6" draw:text-style-name="P4" draw:layer="layout" svg:x1="15.64cm" svg:y1="1.39cm" svg:x2="16.34cm" svg:y2="1.39cm">
          <text:p/>
        </draw:line>
        <draw:custom-shape draw:style-name="gr7" draw:text-style-name="P2" draw:layer="layout" svg:width="1.5cm" svg:height="0.9cm" svg:x="8.34cm" svg:y="0.59cm">
          <text:p text:style-name="P1"><text:span text:style-name="T1">n=n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7.74cm" svg:y1="1.015cm" svg:x2="8.34cm" svg:y2="0.99cm">
          <text:p/>
        </draw:line>
        <draw:line draw:style-name="gr6" draw:text-style-name="P4" draw:layer="layout" svg:x1="9.832cm" svg:y1="0.99cm" svg:x2="10.44cm" svg:y2="0.99cm">
          <text:p/>
        </draw:line>
        <draw:frame draw:style-name="gr5" draw:text-style-name="P1" draw:layer="layout" svg:width="4.326cm" svg:height="3.673cm" svg:x="3.467cm" svg:y="0.70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3" draw:layer="layout" svg:width="1.094cm" svg:height="0.9cm" svg:x="14.54cm" svg:y="3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164cm" svg:height="0.615cm" svg:x="14.519cm" svg:y="3.22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4" draw:layer="layout" svg:x1="4.235cm" svg:y1="8.8cm" svg:x2="5.635cm" svg:y2="8.8cm">
          <text:p/>
        </draw:line>
        <draw:custom-shape draw:style-name="gr9" draw:text-style-name="P2" draw:layer="layout" svg:width="2cm" svg:height="0.9cm" svg:x="12.04cm" svg:y="3.09cm">
          <text:p text:style-name="P1"><text:span text:style-name="T1">CalcZm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4.54cm" svg:y1="3.49cm" svg:x2="14.04cm" svg:y2="3.49cm">
          <text:p/>
        </draw:line>
        <draw:custom-shape draw:style-name="gr10" draw:text-style-name="P3" draw:layer="layout" svg:width="3.5cm" svg:height="2.2cm" svg:x="11.375cm" svg:y="9.09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1cm" svg:height="0.9cm" svg:x="1.19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082cm" svg:height="0.599cm" svg:x="1.653cm" svg:y="12.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.154cm" svg:height="0.599cm" svg:x="2.835cm" svg:y="12.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3.435cm" svg:height="1.725cm" svg:x="11.415cm" svg:y="9.3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2" draw:text-style-name="P3" draw:layer="layout" svg:width="8.784cm" svg:height="1.3cm" svg:x="11.091cm" svg:y="7.602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8.705cm" svg:height="1.25cm" svg:x="11.114cm" svg:y="7.5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4" draw:layer="layout" svg:x1="4.301cm" svg:y1="14.6cm" svg:x2="5.701cm" svg:y2="14.6cm">
          <text:p/>
        </draw:line>
        <draw:custom-shape draw:style-name="gr13" draw:text-style-name="P2" draw:layer="layout" svg:width="3.1cm" svg:height="0.9cm" svg:x="1.19cm" svg:y="14.4cm">
          <text:p text:style-name="P1"><text:span text:style-name="T1">NewUV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4.301cm" svg:y1="14.6cm" svg:x2="5.701cm" svg:y2="14.6cm">
          <text:p/>
        </draw:line>
        <draw:custom-shape draw:style-name="gr14" draw:text-style-name="P3" draw:layer="layout" svg:width="3.5cm" svg:height="2.7cm" svg:x="10.401cm" svg:y="15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407cm" svg:height="2.54cm" svg:x="10.401cm" svg:y="15.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6" draw:text-style-name="P4" draw:layer="layout" svg:x1="4.301cm" svg:y1="14.6cm" svg:x2="5.701cm" svg:y2="14.6cm">
          <text:p/>
        </draw:line>
        <draw:custom-shape draw:style-name="gr15" draw:text-style-name="P3" draw:layer="layout" svg:width="10.85cm" svg:height="1.3cm" svg:x="9.496cm" svg:y="13.09cm">
          <text:p text:style-name="P1"/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1.054cm" svg:height="1.202cm" svg:x="9.384cm" svg:y="13.10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6" draw:text-style-name="P4" draw:layer="layout" svg:x1="1.475cm" svg:y1="12.59cm" svg:x2="1.475cm" svg:y2="14.59cm">
          <text:p/>
        </draw:line>
        <draw:custom-shape draw:style-name="gr13" draw:text-style-name="P2" draw:layer="layout" svg:width="3.1cm" svg:height="0.9cm" svg:x="1.19cm" svg:y="10.5cm">
          <text:p text:style-name="P1"><text:span text:style-name="T1">E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3.662cm" svg:height="3.1cm" svg:x="5.473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433cm" svg:height="2.976cm" svg:x="5.635cm" svg:y="11.02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4" draw:layer="layout" svg:x1="11.375cm" svg:y1="10.59cm" svg:x2="4.235cm" svg:y2="10.6cm">
          <text:p/>
        </draw:line>
        <draw:line draw:style-name="gr6" draw:text-style-name="P4" draw:layer="layout" svg:x1="4.275cm" svg:y1="11.39cm" svg:x2="6.339cm" svg:y2="11.39cm">
          <text:p/>
        </draw:line>
        <draw:line draw:style-name="gr6" draw:text-style-name="P4" draw:layer="layout" svg:x1="5.439cm" svg:y1="12.29cm" svg:x2="4.275cm" svg:y2="12.29cm">
          <text:p/>
        </draw:line>
        <draw:custom-shape draw:style-name="gr17" draw:text-style-name="P2" draw:layer="layout" svg:width="3.3cm" svg:height="2.5cm" svg:x="8.24cm" svg:y="2.89cm">
          <text:p text:style-name="P5"><text:span text:style-name="T1">ini=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237cm" svg:height="1.143cm" svg:x="8.303cm" svg:y="3.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7" draw:text-style-name="P2" draw:layer="layout" svg:width="3.3cm" svg:height="2.5cm" svg:x="5.701cm" svg:y="14.5cm">
          <text:p text:style-name="P1"><text:span text:style-name="T1">ini=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281cm" svg:height="1.219cm" svg:x="5.764cm" svg:y="15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6" draw:text-style-name="P4" draw:layer="layout" svg:x1="9.001cm" svg:y1="15.7cm" svg:x2="10.401cm" svg:y2="15.7cm">
          <text:p/>
        </draw:line>
        <draw:line draw:style-name="gr6" draw:text-style-name="P4" draw:layer="layout" svg:x1="10.401cm" svg:y1="17.6cm" svg:x2="4.601cm" svg:y2="17.6cm">
          <text:p/>
        </draw:line>
        <draw:custom-shape draw:style-name="gr13" draw:text-style-name="P2" draw:layer="layout" svg:width="3.1cm" svg:height="0.9cm" svg:x="1.19cm" svg:y="18.7cm">
          <text:p text:style-name="P1"><text:span text:style-name="T1">Cal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3.4cm" svg:height="0.9cm" svg:x="1.19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2.93cm" svg:height="0.509cm" svg:x="1.445cm" svg:y="17.0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6" draw:text-style-name="P4" draw:layer="layout" svg:x1="1.475cm" svg:y1="17.69cm" svg:x2="1.475cm" svg:y2="18.89cm">
          <text:p/>
        </draw:line>
        <draw:line draw:style-name="gr6" draw:text-style-name="P4" draw:layer="layout" svg:x1="4.235cm" svg:y1="18.8cm" svg:x2="5.635cm" svg:y2="18.8cm">
          <text:p/>
        </draw:line>
        <draw:line draw:style-name="gr6" draw:text-style-name="P4" draw:layer="layout" svg:x1="10.235cm" svg:y1="19.1cm" svg:x2="8.435cm" svg:y2="19.1cm">
          <text:p/>
        </draw:line>
        <draw:custom-shape draw:style-name="gr19" draw:text-style-name="P3" draw:layer="layout" svg:width="3.5cm" svg:height="1.9cm" svg:x="5.587cm" svg:y="18.7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275cm" svg:y1="19.09cm" svg:x2="8.475cm" svg:y2="19.09cm">
          <text:p/>
        </draw:line>
        <draw:frame draw:style-name="gr3" draw:text-style-name="P3" draw:layer="layout" svg:width="3.383cm" svg:height="1.681cm" svg:x="5.587cm" svg:y="18.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0" draw:text-style-name="P3" draw:layer="layout" svg:width="9.1cm" svg:height="1.5cm" svg:x="10.235cm" svg:y="18.8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8.904cm" svg:height="1.435cm" svg:x="10.236cm" svg:y="18.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6" draw:text-style-name="P4" draw:layer="layout" svg:x1="5.535cm" svg:y1="20.4cm" svg:x2="4.235cm" svg:y2="20.4cm">
          <text:p/>
        </draw:line>
        <draw:custom-shape draw:style-name="gr11" draw:text-style-name="P3" draw:layer="layout" svg:width="3.1cm" svg:height="0.9cm" svg:x="1.19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412cm" svg:height="0.599cm" svg:x="1.975cm" svg:y="20.29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3" draw:text-style-name="P2" draw:layer="layout" svg:width="3.1cm" svg:height="0.9cm" svg:x="1.19cm" svg:y="21.5cm">
          <text:p text:style-name="P1"><text:span text:style-name="T1">CorUV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.475cm" svg:y1="20.89cm" svg:x2="1.475cm" svg:y2="21.89cm">
          <text:p/>
        </draw:line>
        <draw:line draw:style-name="gr6" draw:text-style-name="P4" draw:layer="layout" svg:x1="4.261cm" svg:y1="21.7cm" svg:x2="5.661cm" svg:y2="21.7cm">
          <text:p/>
        </draw:line>
        <draw:custom-shape draw:style-name="gr21" draw:text-style-name="P3" draw:layer="layout" svg:width="6.422cm" svg:height="3.4cm" svg:x="5.613cm" svg:y="20.7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6.25cm" svg:height="3.195cm" svg:x="5.735cm" svg:y="20.81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6" draw:text-style-name="P4" draw:layer="layout" svg:x1="5.635cm" svg:y1="23.3cm" svg:x2="4.235cm" svg:y2="23.3cm">
          <text:p/>
        </draw:line>
        <draw:custom-shape draw:style-name="gr13" draw:text-style-name="P2" draw:layer="layout" svg:width="3.1cm" svg:height="0.9cm" svg:x="1.19cm" svg:y="22.7cm">
          <text:p text:style-name="P1"><text:span text:style-name="T1">mass 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1cm" svg:height="0.9cm" svg:x="1.175cm" svg:y="24.59cm">
          <text:p text:style-name="P1"><text:span text:style-name="T1">CalB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.475cm" svg:y1="23.39cm" svg:x2="1.475cm" svg:y2="24.79cm">
          <text:p/>
        </draw:line>
        <draw:line draw:style-name="gr6" draw:text-style-name="P4" draw:layer="layout" svg:x1="4.235cm" svg:y1="24.9cm" svg:x2="5.635cm" svg:y2="24.9cm">
          <text:p/>
        </draw:line>
        <draw:custom-shape draw:style-name="gr22" draw:text-style-name="P3" draw:layer="layout" svg:width="3.6cm" svg:height="3.7cm" svg:x="5.626cm" svg:y="24.6cm">
          <text:p text:style-name="P1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1" xml:id="id1" draw:id="id1" draw:layer="layout" svg:width="3.409cm" svg:height="3.534cm" svg:x="5.726cm" svg:y="24.66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6" draw:text-style-name="P4" draw:layer="layout" svg:x1="13.975cm" svg:y1="24.69cm" svg:x2="9.235cm" svg:y2="24.7cm">
          <text:p/>
        </draw:line>
        <draw:custom-shape draw:style-name="gr23" draw:text-style-name="P3" draw:layer="layout" svg:width="3.8cm" svg:height="6.6cm" svg:x="13.975cm" svg:y="21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3.718cm" svg:height="6.017cm" svg:x="14.057cm" svg:y="21.97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6" draw:text-style-name="P4" draw:layer="layout" svg:x1="19.82cm" svg:y1="8.29cm" svg:x2="14.308cm" svg:y2="9.642cm" svg:d="M19820 8290h500v1352h-6012" svg:viewBox="0 0 6013 1353">
          <text:p/>
        </draw:connector>
        <draw:polyline draw:style-name="gr6" draw:text-style-name="P4" draw:layer="layout" svg:width="1.999cm" svg:height="0.999cm" svg:x="13.375cm" svg:y="14.39cm" svg:viewBox="0 0 2000 1000" draw:points="2000,0 2000,1000 0,1000">
          <text:p/>
        </draw:polyline>
        <draw:connector draw:style-name="gr24" draw:text-style-name="P6" draw:layer="layout" svg:x1="5.726cm" svg:y1="26.433cm" svg:x2="1.55cm" svg:y2="6.539cm" draw:start-shape="id1" draw:start-glue-point="3" svg:d="M5726 26433h-2338v-19894h-1838" svg:viewBox="0 0 4177 19895">
          <text:p/>
        </draw:connector>
        <draw:line draw:style-name="gr6" draw:text-style-name="P4" draw:layer="layout" svg:x1="8.94cm" svg:y1="9.39cm" svg:x2="11.34cm" svg:y2="9.39cm">
          <text:p/>
        </draw:line>
        <draw:frame draw:style-name="gr5" draw:text-style-name="P1" draw:layer="layout" svg:width="5.199cm" svg:height="1.139cm" svg:x="15.161cm" svg:y="11.7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9cm" fo:margin-bottom="0.5cm" fo:margin-left="0.64cm" fo:margin-right="0.6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09:29:31.853200507</meta:creation-date>
    <meta:editing-duration>PT19H14M37S</meta:editing-duration>
    <meta:editing-cycles>55</meta:editing-cycles>
    <meta:generator>LibreOffice/5.1.6.2$Linux_X86_64 LibreOffice_project/10m0$Build-2</meta:generator>
    <dc:date>2017-11-20T16:28:43.490587287</dc:date>
    <meta:print-date>2016-04-15T10:50:40.742283753</meta:print-date>
    <meta:document-statistic meta:object-count="78"/>
  </office:meta>
</office:document-meta>
</file>

<file path=Object 1/content.xml><?xml version="1.0" encoding="utf-8"?>
<math xmlns="http://www.w3.org/1998/Math/MathML" display="block">
  <semantics>
    <mtable>
      <mtr>
        <mtd>
          <mrow>
            <msup>
              <mi mathvariant="normal">ρ</mi>
              <mi>n</mi>
            </msup>
            <mi>,</mi>
            <msup>
              <mi mathvariant="normal">ρ</mi>
              <mrow>
                <mi>n</mi>
                <mo stretchy="false">−</mo>
                <mn>1</mn>
              </mrow>
            </msup>
            <mi>,</mi>
            <msup>
              <mi mathvariant="normal">ρ</mi>
              <mrow>
                <mi>n</mi>
                <mo stretchy="false">−</mo>
                <mn>2</mn>
              </mrow>
            </msup>
          </mrow>
        </mtd>
      </mtr>
      <mtr>
        <mtd>
          <mrow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i>n</mi>
            </msup>
            <mi>,</mi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row>
                <mi>n</mi>
                <mo stretchy="false">−</mo>
                <mn>1</mn>
              </mrow>
            </msup>
            <mi>,</mi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row>
                <mi>n</mi>
                <mo stretchy="false">−</mo>
                <mn>2</mn>
              </mrow>
            </msup>
          </mrow>
        </mtd>
      </mtr>
      <mtr>
        <mtd>
          <mrow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i>n</mi>
            </msup>
            <mi>,</mi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row>
                <mi>n</mi>
                <mo stretchy="false">−</mo>
                <mn>1</mn>
              </mrow>
            </msup>
            <mi>,</mi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row>
                <mi>n</mi>
                <mo stretchy="false">−</mo>
                <mn>2</mn>
              </mrow>
            </msup>
          </mrow>
        </mtd>
      </mtr>
      <mtr>
        <mtd>
          <msup>
            <mi>p</mi>
            <mi>n</mi>
          </msup>
        </mtd>
      </mtr>
      <mtr>
        <mtd>
          <mrow>
            <mrow>
              <msub>
                <mrow>
                  <mrow>
                    <mi mathvariant="italic">Flux</mi>
                  </mrow>
                  <mo fence="true" stretchy="true">|</mo>
                </mrow>
                <msup>
                  <mi>S</mi>
                  <mi>i</mi>
                </msup>
              </msub>
              <mo stretchy="false">=</mo>
              <msub>
                <mrow>
                  <mrow>
                    <mover accent="true">
                      <msup>
                        <mrow>
                          <mo fence="true" stretchy="false">(</mo>
                          <mrow>
                            <mrow>
                              <mi mathvariant="normal">ρ</mi>
                              <msub>
                                <mi>u</mi>
                                <mi>i</mi>
                              </msub>
                            </mrow>
                          </mrow>
                          <mo fence="true" stretchy="false">)</mo>
                        </mrow>
                        <mi>n</mi>
                      </msup>
                      <mo>¯</mo>
                    </mover>
                  </mrow>
                  <mo fence="true" stretchy="true">|</mo>
                </mrow>
                <msup>
                  <mi>S</mi>
                  <mi>i</mi>
                </msup>
              </msub>
            </mrow>
            <msub>
              <mi>n</mi>
              <mi>i</mi>
            </msub>
            <mi mathvariant="normal">Δ</mi>
            <msup>
              <mi>S</mi>
              <mi>i</mi>
            </msup>
          </mrow>
        </mtd>
      </mtr>
      <mtr>
        <mtd>
          <mrow>
            <mrow>
              <msub>
                <mrow>
                  <mrow>
                    <mrow>
                      <mi mathvariant="italic">Flux</mi>
                      <mtext>_u</mtext>
                    </mrow>
                  </mrow>
                  <mo fence="true" stretchy="true">|</mo>
                </mrow>
                <msup>
                  <mi>S</mi>
                  <mi>i</mi>
                </msup>
              </msub>
              <mo stretchy="false">=</mo>
              <msub>
                <mrow>
                  <mrow>
                    <mover accent="true">
                      <msubsup>
                        <mi>u</mi>
                        <mi>i</mi>
                        <mi>n</mi>
                      </msubsup>
                      <mo>¯</mo>
                    </mover>
                  </mrow>
                  <mo fence="true" stretchy="true">|</mo>
                </mrow>
                <msup>
                  <mi>S</mi>
                  <mi>i</mi>
                </msup>
              </msub>
            </mrow>
            <msub>
              <mi>n</mi>
              <mi>i</mi>
            </msub>
            <mi mathvariant="normal">Δ</mi>
            <msup>
              <mi>S</mi>
              <mi>i</mi>
            </msup>
          </mrow>
        </mtd>
      </mtr>
    </mtable>
    <annotation encoding="StarMath 5.0">alignl stack{
%rho^n , %rho^{n-1}, %rho^{n-2}
#
(%rho u_i)^n , (%rho u_i)^{n-1}, (%rho u_i)^{n-2}
#
(%rho Z)^n , (%rho Z)^{n-1}, (%rho Z)^{n-2}
#
p^n
#
left none Flux right rline_{S^i} = left none overline {( %rho u_i )^n} right rline _{S^i} n_i %DELTA  S^i
#
left none {Flux"_u"} right rline_{S^i} = left none overline {u_i ^n} right rline _{S^i} n_i %DELTA S^i
} </annotation>
  </semantics>
</math>
</file>

<file path=Object 10/content.xml><?xml version="1.0" encoding="utf-8"?>
<math xmlns="http://www.w3.org/1998/Math/MathML" display="block">
  <semantics>
    <mrow>
      <msub>
        <mo stretchy="false">∇</mo>
        <mi>i</mi>
      </msub>
      <msup>
        <mi>P</mi>
        <mi>n</mi>
      </msup>
    </mrow>
    <annotation encoding="StarMath 5.0">nabla_i P^n
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sup>
            <mrow>
              <mo fence="true" stretchy="false">(</mo>
              <mrow>
                <mrow>
                  <mi mathvariant="normal">ρ</mi>
                  <msub>
                    <mi>u</mi>
                    <mi>i</mi>
                  </msub>
                </mrow>
              </mrow>
              <mo fence="true" stretchy="false">)</mo>
            </mrow>
            <mi>n</mi>
          </msup>
        </mrow>
        <mrow>
          <mo stretchy="false">∂</mo>
          <mi>t</mi>
        </mrow>
      </mfrac>
      <mi mathvariant="normal">Δ</mi>
      <mrow>
        <mi>V</mi>
        <mo stretchy="false">+</mo>
        <mrow>
          <msub>
            <mrow>
              <mrow>
                <mover accent="true">
                  <msup>
                    <mrow>
                      <mo fence="true" stretchy="false">(</mo>
                      <mrow>
                        <mrow>
                          <mi mathvariant="normal">ρ</mi>
                          <msub>
                            <mi>u</mi>
                            <mi>i</mi>
                          </msub>
                        </mrow>
                      </mrow>
                      <mo fence="true" stretchy="false">)</mo>
                    </mrow>
                    <mi>n</mi>
                  </msup>
                  <mo>¯</mo>
                </mover>
              </mrow>
              <mo fence="true" stretchy="true">|</mo>
            </mrow>
            <msup>
              <mi>S</mi>
              <mi>j</mi>
            </msup>
          </msub>
          <mo stretchy="false">⋅</mo>
          <msub>
            <mrow>
              <mrow>
                <mover accent="true">
                  <msubsup>
                    <mi>u</mi>
                    <mi>j</mi>
                    <mi>n</mi>
                  </msubsup>
                  <mo>¯</mo>
                </mover>
              </mrow>
              <mo fence="true" stretchy="true">|</mo>
            </mrow>
            <msup>
              <mi>S</mi>
              <mi>j</mi>
            </msup>
          </msub>
        </mrow>
      </mrow>
      <msub>
        <mi>n</mi>
        <mi>j</mi>
      </msub>
      <mi mathvariant="normal">Δ</mi>
      <mrow>
        <msup>
          <mi>S</mi>
          <mi>j</mi>
        </msup>
        <mo stretchy="false">=</mo>
        <mrow>
          <mo stretchy="false">−</mo>
          <mfrac>
            <mrow>
              <mo stretchy="false">∂</mo>
              <msup>
                <mi>P</mi>
                <mi>n</mi>
              </msup>
            </mrow>
            <mrow>
              <mo stretchy="false">∂</mo>
              <msub>
                <mi>x</mi>
                <mi>i</mi>
              </msub>
            </mrow>
          </mfrac>
        </mrow>
      </mrow>
      <mi mathvariant="normal">Δ</mi>
      <mrow>
        <mi>V</mi>
        <mo stretchy="false">+</mo>
        <msub>
          <mrow>
            <mrow>
              <mover accent="true">
                <mrow>
                  <mo fence="true" stretchy="false">(</mo>
                  <mrow>
                    <mrow>
                      <mn>2</mn>
                      <mi mathvariant="normal">μ</mi>
                      <msub>
                        <mi>S</mi>
                        <mi mathvariant="italic">ij</mi>
                      </msub>
                    </mrow>
                  </mrow>
                  <mo fence="true" stretchy="false">)</mo>
                </mrow>
                <mo>¯</mo>
              </mover>
            </mrow>
            <mo fence="true" stretchy="true">|</mo>
          </mrow>
          <msup>
            <mi>S</mi>
            <mi>j</mi>
          </msup>
        </msub>
      </mrow>
      <msub>
        <mi>n</mi>
        <mi>j</mi>
      </msub>
      <mi mathvariant="normal">Δ</mi>
      <msup>
        <mi>S</mi>
        <mi>j</mi>
      </msup>
    </mrow>
    <annotation encoding="StarMath 5.0">{partial (%rho u_i)^n } over {partial t} %DELTA V + left none overline {(%rho u_i)^n} right rline_{S^j} cdot left none overline{ u^n_j } right rline_{S^j} n_j %DELTA S^j =
- {{partial P^n } over {partial x_i}} %DELTA V+
left none overline{ (2 %mu S_ij)  } right rline_{S^j} n_j %DELTA S^j</annotation>
  </semantics>
</math>
</file>

<file path=Object 12/content.xml><?xml version="1.0" encoding="utf-8"?>
<math xmlns="http://www.w3.org/1998/Math/MathML" display="block">
  <semantics>
    <mtable>
      <mtr>
        <mtd>
          <mrow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i>n</mi>
            </msup>
            <mrow>
              <mo fence="true" stretchy="false">[</mo>
              <mrow>
                <mrow>
                  <mn>1</mn>
                  <mi mathvariant="normal">:</mi>
                  <mi mathvariant="italic">NC</mi>
                </mrow>
              </mrow>
              <mo fence="true" stretchy="false">]</mo>
            </mrow>
          </mrow>
        </mtd>
      </mtr>
      <mtr>
        <mtd>
          <mrow>
            <msubsup>
              <mi>u</mi>
              <mi>i</mi>
              <mi>n</mi>
            </msubsup>
            <mo stretchy="false">=</mo>
            <mrow>
              <msup>
                <mrow>
                  <mo fence="true" stretchy="false">(</mo>
                  <mrow>
                    <mrow>
                      <mi mathvariant="normal">ρ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i>n</mi>
              </msup>
              <mo stretchy="false">/</mo>
              <msup>
                <mi mathvariant="normal">ρ</mi>
                <mi>n</mi>
              </msup>
            </mrow>
          </mrow>
        </mtd>
      </mtr>
      <mtr>
        <mtd>
          <mrow>
            <mi mathvariant="italic">Asave</mi>
            <mo stretchy="false">=</mo>
            <msubsup>
              <mi>A</mi>
              <mrow>
                <mi mathvariant="normal">ρ</mi>
                <msubsup>
                  <mi>u</mi>
                  <mi>i</mi>
                  <mi>n</mi>
                </msubsup>
              </mrow>
              <mi mathvariant="italic">diag</mi>
            </msubsup>
          </mrow>
        </mtd>
      </mtr>
      <mtr>
        <mtd>
          <mrow>
            <mi mathvariant="italic">Exchng</mi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i mathvariant="normal">ρ</mi>
                          <msub>
                            <mi>u</mi>
                            <mi>i</mi>
                          </msub>
                        </mrow>
                      </mrow>
                      <mo fence="true" stretchy="false">)</mo>
                    </mrow>
                    <mi>n</mi>
                  </msup>
                  <mi>,</mi>
                  <msubsup>
                    <mi>u</mi>
                    <mi>i</mi>
                    <mi>n</mi>
                  </msubsup>
                </mrow>
              </mrow>
              <mo fence="true" stretchy="false">)</mo>
            </mrow>
          </mrow>
        </mtd>
      </mtr>
    </mtable>
    <annotation encoding="StarMath 5.0">(%rho u_i)^n[ 1:NC ]
newline
u_i^n =(%rho u_i)^n / %rho^n
newline
Asave = A_{ %rho u_i^n }^{ diag }
newline
Exchng( (%rho u_i)^n , u_i^n  )
</annotation>
  </semantics>
</math>
</file>

<file path=Object 13/content.xml><?xml version="1.0" encoding="utf-8"?>
<math xmlns="http://www.w3.org/1998/Math/MathML" display="block">
  <semantics>
    <mtable>
      <mtr>
        <mtd>
          <mrow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row>
                <mi>n</mi>
                <mo stretchy="false">−</mo>
                <mn>2</mn>
              </mrow>
            </msup>
            <mo stretchy="false">=</mo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row>
                <mi>n</mi>
                <mo stretchy="false">−</mo>
                <mn>1</mn>
              </mrow>
            </msup>
          </mrow>
        </mtd>
      </mtr>
      <mtr>
        <mtd>
          <mrow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row>
                <mi>n</mi>
                <mo stretchy="false">−</mo>
                <mn>1</mn>
              </mrow>
            </msup>
            <mo stretchy="false">=</mo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i>n</mi>
            </msup>
          </mrow>
        </mtd>
      </mtr>
    </mtable>
    <annotation encoding="StarMath 5.0">(%rho u_i)^{n-2} = (%rho u_i)^{n-1}
newline
(%rho u_i)^{n-1} = (%rho u_i)^{n}</annotation>
  </semantics>
</math>
</file>

<file path=Object 14/content.xml><?xml version="1.0" encoding="utf-8"?>
<math xmlns="http://www.w3.org/1998/Math/MathML" display="block">
  <semantics>
    <mrow>
      <mi mathvariant="italic">Exchng</mi>
      <mrow>
        <mo fence="true" stretchy="false">(</mo>
        <mrow>
          <mi mathvariant="italic">Asave</mi>
        </mrow>
        <mo fence="true" stretchy="false">)</mo>
      </mrow>
    </mrow>
    <annotation encoding="StarMath 5.0">Exchng( Asave )
</annotation>
  </semantics>
</math>
</file>

<file path=Object 15/content.xml><?xml version="1.0" encoding="utf-8"?>
<math xmlns="http://www.w3.org/1998/Math/MathML" display="block">
  <semantics>
    <mtable>
      <mtr>
        <mtd>
          <mrow>
            <msup>
              <mi mathvariant="italic">PP</mi>
              <mi>n</mi>
            </msup>
            <mrow>
              <mo fence="true" stretchy="false">[</mo>
              <mrow>
                <mrow>
                  <mn>1</mn>
                  <mi mathvariant="normal">:</mi>
                  <mi mathvariant="italic">NC</mi>
                </mrow>
              </mrow>
              <mo fence="true" stretchy="false">]</mo>
            </mrow>
          </mrow>
        </mtd>
      </mtr>
      <mtr>
        <mtd>
          <mrow>
            <msup>
              <mi>P</mi>
              <mi>n</mi>
            </msup>
            <mo stretchy="false">=</mo>
            <mrow>
              <msup>
                <mi>P</mi>
                <mi>n</mi>
              </msup>
              <mo stretchy="false">+</mo>
              <mrow>
                <mi mathvariant="italic">URF</mi>
                <mo stretchy="false">⋅</mo>
                <msup>
                  <mi mathvariant="italic">PP</mi>
                  <mi>n</mi>
                </msup>
              </mrow>
            </mrow>
          </mrow>
        </mtd>
      </mtr>
      <mtr>
        <mtd>
          <mrow>
            <mi mathvariant="italic">Exchng</mi>
            <mrow>
              <mo fence="true" stretchy="false">(</mo>
              <mrow>
                <msup>
                  <mi mathvariant="italic">PP</mi>
                  <mi>n</mi>
                </msup>
              </mrow>
              <mo fence="true" stretchy="false">)</mo>
            </mrow>
          </mrow>
        </mtd>
      </mtr>
    </mtable>
    <annotation encoding="StarMath 5.0">PP^n[ 1:NC ]
newline
P^n = P^n + URF cdot PP^n 
newline
Exchng( PP^n )
</annotation>
  </semantics>
</math>
</file>

<file path=Object 16/content.xml><?xml version="1.0" encoding="utf-8"?>
<math xmlns="http://www.w3.org/1998/Math/MathML" display="block">
  <semantics>
    <mrow>
      <mrow>
        <msub>
          <mrow>
            <mrow>
              <mover accent="true">
                <mrow>
                  <mfrac>
                    <mrow>
                      <mo fence="true" stretchy="false">(</mo>
                      <mrow>
                        <mrow>
                          <mi mathvariant="normal">Δ</mi>
                          <mrow>
                            <msup>
                              <mi>S</mi>
                              <mi>i</mi>
                            </msup>
                            <mo stretchy="false">⋅</mo>
                            <mi mathvariant="normal">Δ</mi>
                          </mrow>
                          <msup>
                            <mi>S</mi>
                            <mi>i</mi>
                          </msup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 mathvariant="normal">Δ</mi>
                          <mrow>
                            <msup>
                              <mi>S</mi>
                              <mi>i</mi>
                            </msup>
                            <mo stretchy="false">⋅</mo>
                            <mi mathvariant="normal">Δ</mi>
                          </mrow>
                          <msup>
                            <mi>D</mi>
                            <mi>i</mi>
                          </msup>
                        </mrow>
                      </mrow>
                      <mo fence="true" stretchy="false">)</mo>
                    </mrow>
                  </mfrac>
                  <mfrac>
                    <mrow>
                      <mo stretchy="false">∂</mo>
                      <msup>
                        <mi mathvariant="italic">PP</mi>
                        <mi>n</mi>
                      </msup>
                    </mrow>
                    <mrow>
                      <mo stretchy="false">∂</mo>
                      <msub>
                        <mi>n</mi>
                        <msup>
                          <mi>S</mi>
                          <mi>i</mi>
                        </msup>
                      </msub>
                    </mrow>
                  </mfrac>
                  <mfrac>
                    <mrow>
                      <mi mathvariant="normal">Δ</mi>
                      <mi>V</mi>
                    </mrow>
                    <msubsup>
                      <mi>A</mi>
                      <mrow>
                        <mi mathvariant="normal">ρ</mi>
                        <msubsup>
                          <mi>u</mi>
                          <mi>i</mi>
                          <mi>n</mi>
                        </msubsup>
                      </mrow>
                      <mi mathvariant="italic">diag</mi>
                    </msubsup>
                  </mfrac>
                </mrow>
                <mo>¯</mo>
              </mover>
            </mrow>
            <mo fence="true" stretchy="true">|</mo>
          </mrow>
          <msup>
            <mi>S</mi>
            <mi>i</mi>
          </msup>
        </msub>
        <mo stretchy="false">=</mo>
        <msub>
          <mrow>
            <mrow>
              <mover accent="true">
                <msup>
                  <mrow>
                    <mo fence="true" stretchy="false">(</mo>
                    <mrow>
                      <mrow>
                        <mi mathvariant="normal">ρ</mi>
                        <msub>
                          <mi>u</mi>
                          <mi>i</mi>
                        </msub>
                      </mrow>
                    </mrow>
                    <mo fence="true" stretchy="false">)</mo>
                  </mrow>
                  <mi>n</mi>
                </msup>
                <mo>¯</mo>
              </mover>
            </mrow>
            <mo fence="true" stretchy="true">|</mo>
          </mrow>
          <msup>
            <mi>S</mi>
            <mi>i</mi>
          </msup>
        </msub>
      </mrow>
      <msub>
        <mi>n</mi>
        <mi>i</mi>
      </msub>
      <mi mathvariant="normal">Δ</mi>
      <mrow>
        <msup>
          <mi>S</mi>
          <mi>i</mi>
        </msup>
        <mo stretchy="false">+</mo>
        <mfrac>
          <mrow>
            <mo stretchy="false">∂</mo>
            <msup>
              <mi mathvariant="normal">ρ</mi>
              <mi>n</mi>
            </msup>
          </mrow>
          <mrow>
            <mo stretchy="false">∂</mo>
            <mi>t</mi>
          </mrow>
        </mfrac>
      </mrow>
      <mi mathvariant="normal">Δ</mi>
      <mi>V</mi>
    </mrow>
    <annotation encoding="StarMath 5.0">left none overline {  {(%DELTA S^i cdot %DELTA S^i)} over { (%DELTA S^i cdot %DELTA D^i)} {partial PP^n} over {partial n_{S^i}} {%DELTA V} over {A_{%rho u_i^n}^{diag}}} right rline_{S^i}=
left none overline {( %rho u_i )^n} right rline _{S^i} n_i %DELTA  S^i + {partial %rho^n} over {partial t} %DELTA V</annotation>
  </semantics>
</math>
</file>

<file path=Object 17/content.xml><?xml version="1.0" encoding="utf-8"?>
<math xmlns="http://www.w3.org/1998/Math/MathML" display="block">
  <semantics>
    <mrow>
      <msub>
        <mo stretchy="false">∇</mo>
        <mi>i</mi>
      </msub>
      <msup>
        <mi mathvariant="italic">PP</mi>
        <mi>n</mi>
      </msup>
    </mrow>
    <annotation encoding="StarMath 5.0">nabla_i PP^n</annotation>
  </semantics>
</math>
</file>

<file path=Object 18/content.xml><?xml version="1.0" encoding="utf-8"?>
<math xmlns="http://www.w3.org/1998/Math/MathML" display="block">
  <semantics>
    <mtable>
      <mtr>
        <mtd>
          <mrow>
            <msup>
              <mi mathvariant="normal">ρ</mi>
              <mi>n</mi>
            </msup>
            <mrow>
              <mo fence="true" stretchy="false">[</mo>
              <mrow>
                <mrow>
                  <mrow>
                    <mo stretchy="false">−</mo>
                    <mi mathvariant="italic">NbC</mi>
                  </mrow>
                  <mrow>
                    <mi mathvariant="normal">:</mi>
                    <mo stretchy="false">−</mo>
                    <mn>1</mn>
                  </mrow>
                </mrow>
              </mrow>
              <mo fence="true" stretchy="false">]</mo>
            </mrow>
          </mrow>
        </mtd>
      </mtr>
      <mtr>
        <mtd>
          <mrow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i>n</mi>
            </msup>
            <mrow>
              <mo fence="true" stretchy="false">[</mo>
              <mrow>
                <mrow>
                  <mrow>
                    <mo stretchy="false">−</mo>
                    <mi mathvariant="italic">NbC</mi>
                  </mrow>
                  <mrow>
                    <mi mathvariant="normal">:</mi>
                    <mo stretchy="false">−</mo>
                    <mn>1</mn>
                  </mrow>
                </mrow>
              </mrow>
              <mo fence="true" stretchy="false">]</mo>
            </mrow>
          </mrow>
        </mtd>
      </mtr>
      <mtr>
        <mtd>
          <mrow>
            <msubsup>
              <mi>u</mi>
              <mi>i</mi>
              <mi>n</mi>
            </msubsup>
            <mrow>
              <mo fence="true" stretchy="false">[</mo>
              <mrow>
                <mrow>
                  <mrow>
                    <mo stretchy="false">−</mo>
                    <mi mathvariant="italic">NbC</mi>
                  </mrow>
                  <mrow>
                    <mi mathvariant="normal">:</mi>
                    <mo stretchy="false">−</mo>
                    <mn>1</mn>
                  </mrow>
                </mrow>
              </mrow>
              <mo fence="true" stretchy="false">]</mo>
            </mrow>
          </mrow>
        </mtd>
      </mtr>
      <mtr>
        <mtd>
          <mrow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i>n</mi>
            </msup>
            <mrow>
              <mo fence="true" stretchy="false">[</mo>
              <mrow>
                <mrow>
                  <mrow>
                    <mo stretchy="false">−</mo>
                    <mi mathvariant="italic">NbC</mi>
                  </mrow>
                  <mrow>
                    <mi mathvariant="normal">:</mi>
                    <mo stretchy="false">−</mo>
                    <mn>1</mn>
                  </mrow>
                </mrow>
              </mrow>
              <mo fence="true" stretchy="false">]</mo>
            </mrow>
          </mrow>
        </mtd>
      </mtr>
      <mtr>
        <mtd>
          <mrow>
            <msup>
              <mi>Z</mi>
              <mi>n</mi>
            </msup>
            <mrow>
              <mo fence="true" stretchy="false">[</mo>
              <mrow>
                <mrow>
                  <mrow>
                    <mo stretchy="false">−</mo>
                    <mi mathvariant="italic">NbC</mi>
                  </mrow>
                  <mrow>
                    <mi mathvariant="normal">:</mi>
                    <mo stretchy="false">−</mo>
                    <mn>1</mn>
                  </mrow>
                </mrow>
              </mrow>
              <mo fence="true" stretchy="false">]</mo>
            </mrow>
          </mrow>
        </mtd>
      </mtr>
      <mtr>
        <mtd>
          <mrow>
            <msup>
              <mi>p</mi>
              <mi>n</mi>
            </msup>
            <mrow>
              <mo fence="true" stretchy="false">[</mo>
              <mrow>
                <mrow>
                  <mrow>
                    <mo stretchy="false">−</mo>
                    <mi mathvariant="italic">NbC</mi>
                  </mrow>
                  <mrow>
                    <mi mathvariant="normal">:</mi>
                    <mo stretchy="false">−</mo>
                    <mn>1</mn>
                  </mrow>
                </mrow>
              </mrow>
              <mo fence="true" stretchy="false">]</mo>
            </mrow>
          </mrow>
        </mtd>
      </mtr>
    </mtable>
    <annotation encoding="StarMath 5.0">%rho^n [ -NbC:-1 ]
newline
(%rho u_i)^n [ -NbC:-1 ]
newline
u_i^n [ -NbC:-1 ]
newline
(%rho u_i)^n [ -NbC:-1 ]
newline
Z^n [ -NbC:-1 ]
newline
p^n [ -NbC:-1 ]
</annotation>
  </semantics>
</math>
</file>

<file path=Object 19/content.xml><?xml version="1.0" encoding="utf-8"?>
<math xmlns="http://www.w3.org/1998/Math/MathML" display="block">
  <semantics>
    <mtable>
      <mtr>
        <mtd>
          <mrow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i>n</mi>
            </msup>
            <mrow>
              <mrow>
                <mo fence="true" stretchy="false">[</mo>
                <mrow>
                  <mrow>
                    <mn>1</mn>
                    <mi mathvariant="normal">:</mi>
                    <mi mathvariant="italic">NC</mi>
                  </mrow>
                </mrow>
                <mo fence="true" stretchy="false">]</mo>
              </mrow>
              <mo stretchy="false">=</mo>
              <mrow>
                <msup>
                  <mrow>
                    <mo fence="true" stretchy="false">(</mo>
                    <mrow>
                      <mrow>
                        <mi mathvariant="normal">ρ</mi>
                        <msub>
                          <mi>u</mi>
                          <mi>i</mi>
                        </msub>
                      </mrow>
                    </mrow>
                    <mo fence="true" stretchy="false">)</mo>
                  </mrow>
                  <mi>n</mi>
                </msup>
                <mo stretchy="false">−</mo>
                <mfrac>
                  <mrow>
                    <mo stretchy="false">∂</mo>
                    <msup>
                      <mi mathvariant="italic">PP</mi>
                      <mi>n</mi>
                    </msup>
                  </mrow>
                  <mrow>
                    <mo stretchy="false">∂</mo>
                    <msub>
                      <mi>x</mi>
                      <mi>i</mi>
                    </msub>
                  </mrow>
                </mfrac>
              </mrow>
            </mrow>
            <mfrac>
              <mrow>
                <mi mathvariant="normal">Δ</mi>
                <mi>V</mi>
              </mrow>
              <msubsup>
                <mi>A</mi>
                <mrow>
                  <mi mathvariant="normal">ρ</mi>
                  <msubsup>
                    <mi>u</mi>
                    <mi>i</mi>
                    <mi>n</mi>
                  </msubsup>
                </mrow>
                <mi mathvariant="italic">diag</mi>
              </msubsup>
            </mfrac>
          </mrow>
        </mtd>
      </mtr>
      <mtr>
        <mtd>
          <mrow>
            <msubsup>
              <mi>u</mi>
              <mi>i</mi>
              <mi>n</mi>
            </msubsup>
            <mo stretchy="false">=</mo>
            <mrow>
              <msup>
                <mrow>
                  <mo fence="true" stretchy="false">(</mo>
                  <mrow>
                    <mrow>
                      <mi mathvariant="normal">ρ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i>n</mi>
              </msup>
              <mo stretchy="false">/</mo>
              <msup>
                <mi mathvariant="normal">ρ</mi>
                <mi>n</mi>
              </msup>
            </mrow>
          </mrow>
        </mtd>
      </mtr>
      <mtr>
        <mtd>
          <mrow>
            <mrow>
              <msub>
                <mrow>
                  <mrow>
                    <mi mathvariant="italic">Flux</mi>
                  </mrow>
                  <mo fence="true" stretchy="true">|</mo>
                </mrow>
                <msup>
                  <mi>S</mi>
                  <mi>i</mi>
                </msup>
              </msub>
              <mo stretchy="false">=</mo>
              <mrow>
                <msub>
                  <mrow>
                    <mrow>
                      <mi mathvariant="italic">Flux</mi>
                    </mrow>
                    <mo fence="true" stretchy="true">|</mo>
                  </mrow>
                  <msup>
                    <mi>S</mi>
                    <mi>i</mi>
                  </msup>
                </msub>
                <mo stretchy="false">+</mo>
                <mfrac>
                  <mrow>
                    <mo stretchy="false">∂</mo>
                    <msup>
                      <mi mathvariant="italic">PP</mi>
                      <mi>n</mi>
                    </msup>
                  </mrow>
                  <mrow>
                    <mo stretchy="false">∂</mo>
                    <msub>
                      <mi>n</mi>
                      <msup>
                        <mi>S</mi>
                        <mi>i</mi>
                      </msup>
                    </msub>
                  </mrow>
                </mfrac>
              </mrow>
            </mrow>
            <mfrac>
              <mrow>
                <mi mathvariant="normal">Δ</mi>
                <mi>V</mi>
              </mrow>
              <msubsup>
                <mi>A</mi>
                <mrow>
                  <mi mathvariant="normal">ρ</mi>
                  <msubsup>
                    <mi>u</mi>
                    <mi>i</mi>
                    <mi>n</mi>
                  </msubsup>
                </mrow>
                <mi mathvariant="italic">diag</mi>
              </msubsup>
            </mfrac>
          </mrow>
        </mtd>
      </mtr>
    </mtable>
    <annotation encoding="StarMath 5.0">(%rho u_i)^n[ 1:NC ] = (%rho u_i)^n - { partial PP^n } over { partial x_i }  {%DELTA V} over {A_{%rho u_i^n}^{diag}}
newline
u_i^n =(%rho u_i)^n / %rho^n
newline
left none Flux right rline_{ S^i } = left none Flux right rline_{ S^i } + { partial PP^n } over { partial n_{S^i} } {%DELTA V} over {A_{%rho u_i^n}^{diag}}
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 mathvariant="normal">ρ</mi>
              <mrow>
                <mi>n</mi>
                <mo stretchy="false">−</mo>
                <mn>2</mn>
              </mrow>
            </msup>
            <mo stretchy="false">=</mo>
            <msup>
              <mi mathvariant="normal">ρ</mi>
              <mrow>
                <mi>n</mi>
                <mo stretchy="false">−</mo>
                <mn>1</mn>
              </mrow>
            </msup>
          </mrow>
        </mtd>
      </mtr>
      <mtr>
        <mtd>
          <mrow>
            <msup>
              <mi mathvariant="normal">ρ</mi>
              <mrow>
                <mi>n</mi>
                <mo stretchy="false">−</mo>
                <mn>1</mn>
              </mrow>
            </msup>
            <mo stretchy="false">=</mo>
            <msup>
              <mi mathvariant="normal">ρ</mi>
              <mi>n</mi>
            </msup>
          </mrow>
        </mtd>
      </mtr>
      <mtr>
        <mtd>
          <mrow>
            <mrow>
              <msup>
                <mi mathvariant="normal">ρ</mi>
                <mi>n</mi>
              </msup>
              <mo stretchy="false">=</mo>
              <msubsup>
                <mi mathvariant="normal">ρ</mi>
                <mn>0</mn>
                <mi>n</mi>
              </msubsup>
            </mrow>
            <mrow>
              <mo fence="true" stretchy="false">[</mo>
              <mrow>
                <mrow>
                  <mn>1</mn>
                  <mi mathvariant="normal">:</mi>
                  <mi mathvariant="italic">NC</mi>
                </mrow>
              </mrow>
              <mo fence="true" stretchy="false">]</mo>
            </mrow>
          </mrow>
        </mtd>
      </mtr>
      <mtr>
        <mtd>
          <mrow>
            <mi mathvariant="italic">Flux</mi>
            <mrow>
              <mtext>_u</mtext>
              <mo stretchy="false">=</mo>
              <mrow>
                <mi mathvariant="italic">Flux</mi>
                <mo stretchy="false">/</mo>
                <msub>
                  <mrow>
                    <mrow>
                      <mover accent="true">
                        <mi mathvariant="normal">ρ</mi>
                        <mo>¯</mo>
                      </mover>
                    </mrow>
                    <mo fence="true" stretchy="true">|</mo>
                  </mrow>
                  <msup>
                    <mi>S</mi>
                    <mi>i</mi>
                  </msup>
                </msub>
              </mrow>
            </mrow>
          </mrow>
        </mtd>
      </mtr>
      <mtr>
        <mtd>
          <mrow>
            <mover accent="true">
              <msubsup>
                <mi>u</mi>
                <mi>i</mi>
                <mi>n</mi>
              </msubsup>
              <mo stretchy="true">~</mo>
            </mover>
            <mo stretchy="false">=</mo>
            <mrow>
              <msup>
                <mrow>
                  <mo fence="true" stretchy="false">(</mo>
                  <mrow>
                    <mrow>
                      <mi mathvariant="normal">ρ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i>n</mi>
              </msup>
              <mo stretchy="false">/</mo>
              <msup>
                <mi mathvariant="normal">ρ</mi>
                <mi>n</mi>
              </msup>
            </mrow>
          </mrow>
        </mtd>
      </mtr>
      <mtr>
        <mtd>
          <mrow>
            <mover accent="true">
              <msup>
                <mi>Z</mi>
                <mi>n</mi>
              </msup>
              <mo stretchy="true">~</mo>
            </mover>
            <mo stretchy="false">=</mo>
            <mrow>
              <msup>
                <mrow>
                  <mo fence="true" stretchy="false">(</mo>
                  <mrow>
                    <mrow>
                      <mi mathvariant="normal">ρ</mi>
                      <mi>Z</mi>
                    </mrow>
                  </mrow>
                  <mo fence="true" stretchy="false">)</mo>
                </mrow>
                <mi>n</mi>
              </msup>
              <mo stretchy="false">/</mo>
              <msup>
                <mi mathvariant="normal">ρ</mi>
                <mi>n</mi>
              </msup>
            </mrow>
          </mrow>
        </mtd>
      </mtr>
    </mtable>
    <annotation encoding="StarMath 5.0">%rho^{n-2} = %rho^{n-1}
newline
%rho^{n-1} = %rho^{n}
newline
%rho^n = %rho_0^n[ 1:NC ]
newline
Flux"_u" = Flux / left none overline {%rho} right rline_{ S^i }
newline
widetilde u^n_i = ( %rho u_i )^n / %rho^n
newline
widetilde Z^n=( %rho Z )^n / %rho^n</annotation>
  </semantics>
</math>
</file>

<file path=Object 20/content.xml><?xml version="1.0" encoding="utf-8"?>
<math xmlns="http://www.w3.org/1998/Math/MathML" display="block">
  <semantics>
    <mtable>
      <mtr>
        <mtd>
          <mrow>
            <mstyle mathvariant="bold">
              <mi mathvariant="italic">inflow</mi>
            </mstyle>
            <mi mathvariant="normal">:</mi>
          </mrow>
        </mtd>
      </mtr>
      <mtr>
        <mtd>
          <mrow>
            <mi mathvariant="italic">из</mi>
            <mi mathvariant="italic">таблиц</mi>
            <mi mathvariant="italic">данных</mi>
          </mrow>
        </mtd>
      </mtr>
      <mtr>
        <mtd>
          <mrow>
            <mstyle mathvariant="bold">
              <mrow>
                <mi mathvariant="italic">outflow</mi>
                <mtext>&amp;</mtext>
                <mi mathvariant="italic">pressure</mi>
              </mrow>
            </mstyle>
            <mi mathvariant="normal">:</mi>
          </mrow>
        </mtd>
      </mtr>
      <mtr>
        <mtd>
          <mrow>
            <mfrac>
              <mrow>
                <mo stretchy="false">∂</mo>
                <msup>
                  <mi mathvariant="normal">ρ</mi>
                  <mi>n</mi>
                </msup>
              </mrow>
              <mrow>
                <mo stretchy="false">∂</mo>
                <mi>n</mi>
              </mrow>
            </mfrac>
            <mo stretchy="false">=</mo>
            <mn>0</mn>
          </mrow>
        </mtd>
      </mtr>
      <mtr>
        <mtd>
          <mrow>
            <mfrac>
              <mrow>
                <mo stretchy="false">∂</mo>
                <msubsup>
                  <mi>u</mi>
                  <mi>i</mi>
                  <mi>n</mi>
                </msubsup>
              </mrow>
              <mrow>
                <mo stretchy="false">∂</mo>
                <mi>n</mi>
              </mrow>
            </mfrac>
            <mo stretchy="false">=</mo>
            <mn>0</mn>
          </mrow>
        </mtd>
      </mtr>
      <mtr>
        <mtd>
          <mrow>
            <mfrac>
              <mrow>
                <mo stretchy="false">∂</mo>
                <msup>
                  <mi>Z</mi>
                  <mi>n</mi>
                </msup>
              </mrow>
              <mrow>
                <mo stretchy="false">∂</mo>
                <mi>n</mi>
              </mrow>
            </mfrac>
            <mo stretchy="false">=</mo>
            <mn>0</mn>
          </mrow>
        </mtd>
      </mtr>
      <mtr>
        <mtd>
          <mrow>
            <msup>
              <mrow>
                <mo fence="true" stretchy="false">(</mo>
                <mrow>
                  <mrow>
                    <mi mathvariant="normal">ρ</mi>
                    <msub>
                      <mi>u</mi>
                      <mi>i</mi>
                    </msub>
                  </mrow>
                </mrow>
                <mo fence="true" stretchy="false">)</mo>
              </mrow>
              <mi>n</mi>
            </msup>
            <mo stretchy="false">=</mo>
            <mrow>
              <msup>
                <mi mathvariant="normal">ρ</mi>
                <mi>n</mi>
              </msup>
              <mo stretchy="false">⋅</mo>
              <msubsup>
                <mi>u</mi>
                <mi>i</mi>
                <mi>n</mi>
              </msubsup>
            </mrow>
          </mrow>
        </mtd>
      </mtr>
      <mtr>
        <mtd>
          <mrow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i>n</mi>
            </msup>
            <mo stretchy="false">=</mo>
            <mrow>
              <msup>
                <mi mathvariant="normal">ρ</mi>
                <mi>n</mi>
              </msup>
              <mo stretchy="false">⋅</mo>
              <msup>
                <mi>Z</mi>
                <mi>n</mi>
              </msup>
            </mrow>
          </mrow>
        </mtd>
      </mtr>
    </mtable>
    <annotation encoding="StarMath 5.0">bold inflow:
newline
из таблиц данных
newline
bold {outflow "&amp;" pressure}:
newline
{ partial %rho^n } over { partial n  } = 0
newline
{ partial u_i^n } over { partial n  } = 0
newline
{ partial Z^n } over { partial n  } = 0
newline
( %rho u_i )^n = %rho^n cdot u_i ^n
newline
( %rho Z )^n = %rho^n cdot Z^n

</annotation>
  </semantics>
</math>
</file>

<file path=Object 21/content.xml><?xml version="1.0" encoding="utf-8"?>
<math xmlns="http://www.w3.org/1998/Math/MathML" display="block">
  <semantics>
    <mrow>
      <mrow>
        <msub>
          <mi>S</mi>
          <mi mathvariant="italic">ij</mi>
        </msub>
        <mo stretchy="false">=</mo>
        <mfrac>
          <mn>1</mn>
          <mn>2</mn>
        </mfrac>
      </mrow>
      <mrow>
        <mrow>
          <mo fence="true" stretchy="false">(</mo>
          <mrow>
            <mrow>
              <mfrac>
                <mrow>
                  <mo stretchy="false">∂</mo>
                  <msub>
                    <mi>u</mi>
                    <mi>i</mi>
                  </msub>
                </mrow>
                <mrow>
                  <mo stretchy="false">∂</mo>
                  <msub>
                    <mi>x</mi>
                    <mi>j</mi>
                  </msub>
                </mrow>
              </mfrac>
              <mo stretchy="false">+</mo>
              <mfrac>
                <mrow>
                  <mo stretchy="false">∂</mo>
                  <msub>
                    <mi>u</mi>
                    <mi>j</mi>
                  </msub>
                </mrow>
                <mrow>
                  <mo stretchy="false">∂</mo>
                  <msub>
                    <mi>x</mi>
                    <mi>i</mi>
                  </msub>
                </mrow>
              </mfrac>
            </mrow>
          </mrow>
          <mo fence="true" stretchy="false">)</mo>
        </mrow>
        <mo stretchy="false">−</mo>
        <mfrac>
          <mn>1</mn>
          <mn>3</mn>
        </mfrac>
      </mrow>
      <msub>
        <mi mathvariant="normal">δ</mi>
        <mi mathvariant="italic">ij</mi>
      </msub>
      <mfrac>
        <mrow>
          <mo stretchy="false">∂</mo>
          <msub>
            <mi>u</mi>
            <mi>k</mi>
          </msub>
        </mrow>
        <mrow>
          <mo stretchy="false">∂</mo>
          <msub>
            <mi>x</mi>
            <mi>k</mi>
          </msub>
        </mrow>
      </mfrac>
    </mrow>
    <annotation encoding="StarMath 5.0">S_ij=1 over 2 ( {partial u_i} over {partial x_j} + {partial u_j} over {partial x_i}) - 1 over 3 %delta_ij{partial u_k} over {partial x_k} 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ini</mi>
            <mo stretchy="false">=</mo>
            <mn>1</mn>
          </mrow>
        </mtd>
      </mtr>
      <mtr>
        <mtd>
          <mi mathvariant="italic">CalcDens</mi>
        </mtd>
      </mtr>
      <mtr>
        <mtd>
          <mrow>
            <mfrac>
              <mrow>
                <mo stretchy="false">∂</mo>
                <msubsup>
                  <mi mathvariant="normal">ρ</mi>
                  <mn>0</mn>
                  <mi>n</mi>
                </msubsup>
              </mrow>
              <mrow>
                <mo stretchy="false">∂</mo>
                <mi>t</mi>
              </mrow>
            </mfrac>
            <mi mathvariant="normal">Δ</mi>
            <mrow>
              <mi>V</mi>
              <mo stretchy="false">+</mo>
              <msub>
                <mrow>
                  <mrow>
                    <mover accent="true">
                      <msup>
                        <mrow>
                          <mo fence="true" stretchy="false">(</mo>
                          <mrow>
                            <mrow>
                              <mi mathvariant="normal">ρ</mi>
                              <msub>
                                <mi>u</mi>
                                <mi>i</mi>
                              </msub>
                            </mrow>
                          </mrow>
                          <mo fence="true" stretchy="false">)</mo>
                        </mrow>
                        <mi>n</mi>
                      </msup>
                      <mo>¯</mo>
                    </mover>
                  </mrow>
                  <mo fence="true" stretchy="true">|</mo>
                </mrow>
                <msup>
                  <mi>S</mi>
                  <mi>i</mi>
                </msup>
              </msub>
            </mrow>
            <msub>
              <mi>n</mi>
              <mi>i</mi>
            </msub>
            <mi mathvariant="normal">Δ</mi>
            <mrow>
              <msup>
                <mi>S</mi>
                <mi>i</mi>
              </msup>
              <mo stretchy="false">=</mo>
              <mn>0</mn>
            </mrow>
          </mrow>
        </mtd>
      </mtr>
    </mtable>
    <annotation encoding="StarMath 5.0">ini=1
newline
CalcDens
newline
{partial %rho_0^n } over {partial t} %DELTA V + left none overline{(%rho u_i)^n} right rline_{S^i} n_i %DELTA S^i = 0</annotation>
  </semantics>
</math>
</file>

<file path=Object 4/content.xml><?xml version="1.0" encoding="utf-8"?>
<math xmlns="http://www.w3.org/1998/Math/MathML" display="block">
  <semantics>
    <mtable>
      <mtr>
        <mtd>
          <mrow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row>
                <mi>n</mi>
                <mo stretchy="false">−</mo>
                <mn>2</mn>
              </mrow>
            </msup>
            <mo stretchy="false">=</mo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row>
                <mi>n</mi>
                <mo stretchy="false">−</mo>
                <mn>1</mn>
              </mrow>
            </msup>
          </mrow>
        </mtd>
      </mtr>
      <mtr>
        <mtd>
          <mrow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row>
                <mi>n</mi>
                <mo stretchy="false">−</mo>
                <mn>1</mn>
              </mrow>
            </msup>
            <mo stretchy="false">=</mo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i>n</mi>
            </msup>
          </mrow>
        </mtd>
      </mtr>
    </mtable>
    <annotation encoding="StarMath 5.0">(%rho Z)^{n-2} = (%rho Z)^{n-1}
newline
(%rho Z)^{n-1} = (%rho Z)^{n}</annotation>
  </semantics>
</math>
</file>

<file path=Object 5/content.xml><?xml version="1.0" encoding="utf-8"?>
<math xmlns="http://www.w3.org/1998/Math/MathML" display="block">
  <semantics>
    <mtable>
      <mtr>
        <mtd>
          <mrow>
            <msup>
              <mrow>
                <mo fence="true" stretchy="false">(</mo>
                <mrow>
                  <mrow>
                    <mi mathvariant="normal">ρ</mi>
                    <mi>Z</mi>
                  </mrow>
                </mrow>
                <mo fence="true" stretchy="false">)</mo>
              </mrow>
              <mi>n</mi>
            </msup>
            <mrow>
              <mo fence="true" stretchy="false">[</mo>
              <mrow>
                <mrow>
                  <mn>1</mn>
                  <mi mathvariant="normal">:</mi>
                  <mi mathvariant="italic">NC</mi>
                </mrow>
              </mrow>
              <mo fence="true" stretchy="false">]</mo>
            </mrow>
          </mrow>
        </mtd>
      </mtr>
      <mtr>
        <mtd>
          <mrow>
            <msup>
              <mi>Z</mi>
              <mi>n</mi>
            </msup>
            <mo stretchy="false">=</mo>
            <mrow>
              <msup>
                <mrow>
                  <mo fence="true" stretchy="false">(</mo>
                  <mrow>
                    <mrow>
                      <mi mathvariant="normal">ρ</mi>
                      <mi>Z</mi>
                    </mrow>
                  </mrow>
                  <mo fence="true" stretchy="false">)</mo>
                </mrow>
                <mi>n</mi>
              </msup>
              <mo stretchy="false">/</mo>
              <msup>
                <mi mathvariant="normal">ρ</mi>
                <mi>n</mi>
              </msup>
            </mrow>
          </mrow>
        </mtd>
      </mtr>
      <mtr>
        <mtd>
          <mrow>
            <mi mathvariant="italic">Exchng</mi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i mathvariant="normal">ρ</mi>
                          <mi>Z</mi>
                        </mrow>
                      </mrow>
                      <mo fence="true" stretchy="false">)</mo>
                    </mrow>
                    <mi>n</mi>
                  </msup>
                  <mi>,</mi>
                  <msup>
                    <mi>Z</mi>
                    <mi>n</mi>
                  </msup>
                </mrow>
              </mrow>
              <mo fence="true" stretchy="false">)</mo>
            </mrow>
          </mrow>
        </mtd>
      </mtr>
    </mtable>
    <annotation encoding="StarMath 5.0">
(%rho Z)^n[ 1:NC ]
newline
Z^n=( %rho Z )^n / %rho^n
newline
Exchng( (%rho Z)^n , Z^n )
</annotation>
  </semantics>
</math>
</file>

<file path=Object 6/content.xml><?xml version="1.0" encoding="utf-8"?>
<math xmlns="http://www.w3.org/1998/Math/MathML" display="block">
  <semantics>
    <mrow>
      <msub>
        <mo stretchy="false">∇</mo>
        <mi>i</mi>
      </msub>
      <mover accent="true">
        <msup>
          <mi>Z</mi>
          <mi>n</mi>
        </msup>
        <mo stretchy="true">~</mo>
      </mover>
    </mrow>
    <annotation encoding="StarMath 5.0">nabla_i widetilde Z^n</annotation>
  </semantics>
</math>
</file>

<file path=Object 7/content.xml><?xml version="1.0" encoding="utf-8"?>
<math xmlns="http://www.w3.org/1998/Math/MathML" display="block">
  <semantics>
    <mtable>
      <mtr>
        <mtd>
          <mrow>
            <msup>
              <mi mathvariant="normal">ρ</mi>
              <mi>n</mi>
            </msup>
            <mrow>
              <mo fence="true" stretchy="false">[</mo>
              <mrow>
                <mrow>
                  <mn>1</mn>
                  <mi mathvariant="normal">:</mi>
                  <mi mathvariant="italic">NC</mi>
                </mrow>
              </mrow>
              <mo fence="true" stretchy="false">]</mo>
            </mrow>
          </mrow>
        </mtd>
      </mtr>
      <mtr>
        <mtd>
          <mrow>
            <mi mathvariant="italic">Flux</mi>
            <mrow>
              <mtext>_u</mtext>
              <mo stretchy="false">=</mo>
              <mrow>
                <mi mathvariant="italic">Flux</mi>
                <mo stretchy="false">/</mo>
                <msub>
                  <mrow>
                    <mrow>
                      <mover accent="true">
                        <mi mathvariant="normal">ρ</mi>
                        <mo>¯</mo>
                      </mover>
                    </mrow>
                    <mo fence="true" stretchy="true">|</mo>
                  </mrow>
                  <msup>
                    <mi>S</mi>
                    <mi>i</mi>
                  </msup>
                </msub>
              </mrow>
            </mrow>
          </mrow>
        </mtd>
      </mtr>
      <mtr>
        <mtd>
          <mrow>
            <msubsup>
              <mi>u</mi>
              <mi>i</mi>
              <mi>n</mi>
            </msubsup>
            <mo stretchy="false">=</mo>
            <mrow>
              <msup>
                <mrow>
                  <mo fence="true" stretchy="false">(</mo>
                  <mrow>
                    <mrow>
                      <mi mathvariant="normal">ρ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i>n</mi>
              </msup>
              <mo stretchy="false">/</mo>
              <msup>
                <mi mathvariant="normal">ρ</mi>
                <mi>n</mi>
              </msup>
            </mrow>
          </mrow>
        </mtd>
      </mtr>
      <mtr>
        <mtd>
          <mrow>
            <msup>
              <mi>Z</mi>
              <mi>n</mi>
            </msup>
            <mo stretchy="false">=</mo>
            <mrow>
              <msup>
                <mrow>
                  <mo fence="true" stretchy="false">(</mo>
                  <mrow>
                    <mrow>
                      <mi mathvariant="normal">ρ</mi>
                      <mi>Z</mi>
                    </mrow>
                  </mrow>
                  <mo fence="true" stretchy="false">)</mo>
                </mrow>
                <mi>n</mi>
              </msup>
              <mo stretchy="false">/</mo>
              <msup>
                <mi mathvariant="normal">ρ</mi>
                <mi>n</mi>
              </msup>
            </mrow>
          </mrow>
        </mtd>
      </mtr>
      <mtr>
        <mtd>
          <mrow>
            <mi mathvariant="italic">Exchng</mi>
            <mrow>
              <mo fence="true" stretchy="false">(</mo>
              <mrow>
                <mrow>
                  <msup>
                    <mi mathvariant="normal">ρ</mi>
                    <mi>n</mi>
                  </msup>
                  <mi>,</mi>
                  <msubsup>
                    <mi>u</mi>
                    <mi>i</mi>
                    <mi>n</mi>
                  </msubsup>
                  <mi>,</mi>
                  <msup>
                    <mi>Z</mi>
                    <mi>n</mi>
                  </msup>
                </mrow>
              </mrow>
              <mo fence="true" stretchy="false">)</mo>
            </mrow>
          </mrow>
        </mtd>
      </mtr>
    </mtable>
    <annotation encoding="StarMath 5.0">%rho^n[ 1:NC]
newline
Flux"_u" = Flux / left none overline {%rho} right rline_{ S^i }
newline
u^n_i=( %rho u_i )^n / %rho^n
newline
Z^n=( %rho Z )^n / %rho^n
newline
Exchng( %rho^n , u_i^n, Z^n )</annotation>
  </semantics>
</math>
</file>

<file path=Object 8/content.xml><?xml version="1.0" encoding="utf-8"?>
<math xmlns="http://www.w3.org/1998/Math/MathML" display="block">
  <semantics>
    <mrow>
      <mfrac>
        <mrow>
          <mo stretchy="false">∂</mo>
          <msup>
            <mrow>
              <mo fence="true" stretchy="false">(</mo>
              <mrow>
                <mrow>
                  <mi mathvariant="normal">ρ</mi>
                  <mi>Z</mi>
                </mrow>
              </mrow>
              <mo fence="true" stretchy="false">)</mo>
            </mrow>
            <mi>n</mi>
          </msup>
        </mrow>
        <mrow>
          <mo stretchy="false">∂</mo>
          <mi>t</mi>
        </mrow>
      </mfrac>
      <mi mathvariant="normal">Δ</mi>
      <mrow>
        <mi>V</mi>
        <mo stretchy="false">+</mo>
        <mrow>
          <msub>
            <mrow>
              <mrow>
                <mover accent="true">
                  <msup>
                    <mrow>
                      <mo fence="true" stretchy="false">(</mo>
                      <mrow>
                        <mrow>
                          <mi mathvariant="normal">ρ</mi>
                          <mi>Z</mi>
                        </mrow>
                      </mrow>
                      <mo fence="true" stretchy="false">)</mo>
                    </mrow>
                    <mi>n</mi>
                  </msup>
                  <mo>¯</mo>
                </mover>
              </mrow>
              <mo fence="true" stretchy="true">|</mo>
            </mrow>
            <msup>
              <mi>S</mi>
              <mi>i</mi>
            </msup>
          </msub>
          <mo stretchy="false">⋅</mo>
          <msub>
            <mrow>
              <mrow>
                <mover accent="true">
                  <msubsup>
                    <mi>u</mi>
                    <mi>j</mi>
                    <mi>n</mi>
                  </msubsup>
                  <mo>¯</mo>
                </mover>
              </mrow>
              <mo fence="true" stretchy="true">|</mo>
            </mrow>
            <msup>
              <mi>S</mi>
              <mi>j</mi>
            </msup>
          </msub>
        </mrow>
      </mrow>
      <msub>
        <mi>n</mi>
        <mi>j</mi>
      </msub>
      <mi mathvariant="normal">Δ</mi>
      <mrow>
        <msup>
          <mi>S</mi>
          <mi>j</mi>
        </msup>
        <mo stretchy="false">=</mo>
        <msub>
          <mrow>
            <mrow>
              <mover accent="true">
                <mrow>
                  <mi mathvariant="normal">ν</mi>
                  <mfrac>
                    <mrow>
                      <mo stretchy="false">∂</mo>
                      <msup>
                        <mi>Z</mi>
                        <mi>n</mi>
                      </msup>
                    </mrow>
                    <mrow>
                      <mo stretchy="false">∂</mo>
                      <msub>
                        <mi>x</mi>
                        <mi>j</mi>
                      </msub>
                    </mrow>
                  </mfrac>
                </mrow>
                <mo>¯</mo>
              </mover>
            </mrow>
            <mo fence="true" stretchy="true">|</mo>
          </mrow>
          <msup>
            <mi>S</mi>
            <mi>j</mi>
          </msup>
        </msub>
      </mrow>
      <msub>
        <mi>n</mi>
        <mi>j</mi>
      </msub>
      <mi mathvariant="normal">Δ</mi>
      <msup>
        <mi>S</mi>
        <mi>j</mi>
      </msup>
    </mrow>
    <annotation encoding="StarMath 5.0">{partial (%rho Z)^n } over {partial t} %DELTA V +  left none overline {(%rho Z)^n} right rline_{S^i} cdot left none overline{ u^n_j } right rline_{S^j} n_j %DELTA S^j =
left none overline{ %nu { partial Z^n } over { partial x_j } } right rline_{S^j} n_j %DELTA S^j</annotation>
  </semantics>
</math>
</file>

<file path=Object 9/content.xml><?xml version="1.0" encoding="utf-8"?>
<math xmlns="http://www.w3.org/1998/Math/MathML" display="block">
  <semantics>
    <mrow>
      <msub>
        <mo stretchy="false">∇</mo>
        <mi>i</mi>
      </msub>
      <msubsup>
        <mi>u</mi>
        <mi>j</mi>
        <mi>n</mi>
      </msubsup>
    </mrow>
    <annotation encoding="StarMath 5.0">nabla_i u_j^n
</annotation>
  </semantics>
</math>
</file>